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d80c0"/>
    </style:style>
    <style:style style:name="T2" style:family="text">
      <style:text-properties officeooo:rsid="001e2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Данный проект состоит из двух частей и представляет собой 2 игры направленные на развитие мыш<text:span text:style-name="T1">л</text:span>ения и сообразительности. Первая игра представляет собой аналог известного всем <text:span text:style-name="T1">Т</text:span>етриса. Ее суть заключается в том, что игрок во время падения различных случайных фигурок сверху вниз должен успевать поворачивать их так, чтобы они, соединяясь друг с другом, полностью закрывали строку игрового поля. Игра заканчивается тогда, когда новая фигурка уже не может поместиться в параметры поля. После этого подсчитывается количество набранных очков за игру. Вторая игра это <text:span text:style-name="T2">П</text:span>ятнашки. Эта головоломка представляет собой набор из 15 одинаковых квадратов с нанесёнными на них числами. Цель игры — упорядочить эти квадраты по возрастанию номеров, перемещая их внутри коробки, желательно сделав как можно меньше ходо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3:40:51.812000000</meta:creation-date>
    <dc:date>2024-02-27T23:43:52.957000000</dc:date>
    <meta:editing-duration>PT2M31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113" meta:character-count="801" meta:non-whitespace-character-count="687"/>
  </office:meta>
</office:document-meta>
</file>